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CacheGenerato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ventCache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acheGener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ache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Cache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CacheGenerator.configure(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ventCach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Cach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ache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